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13B22448FF2AF987.png" manifest:media-type="image/png"/>
  <manifest:file-entry manifest:full-path="Pictures/10000901000015F000000B77E0595263AC1DDC4E.svg" manifest:media-type="image/svg+xml"/>
  <manifest:file-entry manifest:full-path="Pictures/10000201000000D40000006FDD78A99758373C5A.png" manifest:media-type="image/png"/>
  <manifest:file-entry manifest:full-path="Pictures/10000201000000A3000001654FD66141EEFEFC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solid" draw:fill-color="#d2a41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3.493cm" draw:transform="skewX (-0.000349065850398866) rotate (0.00610865238198015) translate (11.584cm 7.306cm)">
          <draw:image xlink:href="Pictures/10000201000000A3000001654FD66141EEFEFC37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4.4cm" svg:y="10.99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4.486cm" svg:y="11.088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4.571cm" svg:y="11.177cm">
              <text:p text:style-name="P3"><text:span text:style-name="T1">C</text:span><text:span text:style-name="T1">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6.2cm" svg:y="10.9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285cm" svg:y="11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6.372cm" svg:y="11.177cm">
          <text:p text:style-name="P3"><text:span text:style-name="T2">f(</text:span><text:span text:style-name="T2">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0.227cm 11.399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1cm" svg:y="11.177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6cm" svg:y="11.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685cm" svg:y="11.1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2.772cm" svg:y="11.288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201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286cm" svg:y="11.0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6.373cm" svg:y="11.178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4.571cm" svg:y="13.378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311cm" svg:y="11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396cm" svg:y="11.17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4.483cm" svg:y="11.266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312cm" svg:y="11.0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397cm" svg:y="11.1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4.484cm" svg:y="11.267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4.4cm" svg:y="13.199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1cm" svg:y="13.177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6cm" svg:y="12.9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685cm" svg:y="13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2.772cm" svg:y="13.177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601cm" svg:y="11.1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686cm" svg:y="11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2.773cm" svg:y="11.289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4.6cm" svg:y="15.377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2cm" svg:y="15.1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285cm" svg:y="15.2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6.372cm" svg:y="15.377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4.571cm" svg:y="17.377cm"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6.371cm" svg:y="17.377cm">
          <text:p text:style-name="P3"><text:span text:style-name="T6">enc</text:span></text:p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10.971cm" svg:y="15.199cm">
          <text:p text:style-name="P3"><text:span text:style-name="T6">e</text:span><text:span text:style-name="T6">n</text:span><text:span text:style-name="T6">c</text:span></text:p>
          <text:p text:style-name="P3"><text:span text:style-name="T6">P</text:span><text:span text:style-name="T6">M</text:span><text:span text:style-name="T6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6.371cm" svg:y="13.378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5.4cm" svg:y="19.378cm">
          <text:p text:style-name="P3"><text:span text:style-name="T6">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2.508cm" svg:height="1.644cm" svg:x="4.6cm" svg:y="9.199cm">
          <draw:image xlink:href="Pictures/10000201000001B90000012113B22448FF2AF9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5:12:04.556261956</dc:date>
    <meta:editing-duration>PT36M50S</meta:editing-duration>
    <meta:editing-cycles>7</meta:editing-cycles>
    <meta:generator>LibreOffice/5.1.6.2$Linux_X86_64 LibreOffice_project/10m0$Build-2</meta:generator>
    <meta:document-statistic meta:object-count="42"/>
  </office:meta>
</office:document-meta>
</file>